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E000001C8365511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6.47cm" draw:z-index="0"><draw:image xlink:href="Pictures/10000001000004AE000001C8365511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4:48:54.352965123</meta:creation-date>
    <meta:generator>LibreOffice/24.8.3.2$Linux_X86_64 LibreOffice_project/480$Build-2</meta:generator>
    <dc:date>2024-12-14T14:56:50.048457434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